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2.11cm"/>
    </style:style>
    <style:style style:name="co3" style:family="table-column">
      <style:table-column-properties fo:break-before="auto" style:column-width="4.953cm"/>
    </style:style>
    <style:style style:name="co4" style:family="table-column">
      <style:table-column-properties fo:break-before="auto" style:column-width="7.463cm"/>
    </style:style>
    <style:style style:name="co5" style:family="table-column">
      <style:table-column-properties fo:break-before="auto" style:column-width="6.41cm"/>
    </style:style>
    <style:style style:name="co7" style:family="table-column">
      <style:table-column-properties fo:break-before="auto" style:column-width="8.241cm"/>
    </style:style>
    <style:style style:name="co8" style:family="table-column">
      <style:table-column-properties fo:break-before="auto" style:column-width="4.165cm"/>
    </style:style>
    <style:style style:name="ro3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text-style style:name="N8100" number:language="de" number:country="DE">
      <number:text-content/>
    </number:text-style>
    <style:style style:name="ce1" style:family="table-cell" style:parent-style-name="Excel_20_Built-in_20_Normal" style:data-style-name="N8100">
      <style:table-cell-properties fo:wrap-option="no-wrap" style:vertical-align="top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 style:data-style-name="N8100">
      <style:table-cell-properties fo:wrap-option="wrap" style:vertical-align="top"/>
      <style:text-properties style:font-name="Calibri" fo:font-size="11pt" style:font-size-asian="11pt" style:font-size-complex="11pt"/>
    </style:style>
    <style:style style:name="ce3" style:family="table-cell" style:parent-style-name="Excel_20_Built-in_20_Normal" style:data-style-name="N8100">
      <style:table-cell-properties fo:background-color="#bfbfb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 style:data-style-name="N8100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font-name="Calibri" fo:font-size="11pt" style:font-size-asian="11pt" style:font-size-complex="11pt"/>
    </style:style>
    <style:style style:name="ce5" style:family="table-cell" style:parent-style-name="Excel_20_Built-in_20_Normal" style:data-style-name="N8100">
      <style:table-cell-properties style:text-align-source="fix" style:repeat-content="false" fo:wrap-option="wrap" style:vertical-align="top"/>
      <style:paragraph-properties fo:text-align="center" fo:margin-left="0cm"/>
      <style:text-properties style:font-name="Calibri" fo:font-size="11pt" style:font-size-asian="11pt" style:font-size-complex="11pt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Calibri" fo:font-size="11pt" style:font-size-asian="11pt" style:font-size-complex="11pt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Calibri" fo:font-size="11pt" style:font-size-asian="11pt" style:font-size-complex="11pt"/>
    </style:style>
    <style:style style:name="ce8" style:family="table-cell" style:parent-style-name="Excel_20_Built-in_20_Normal">
      <style:table-cell-properties fo:background-color="#bfbfb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wrap-option="wrap" style:vertical-align="top"/>
      <style:text-properties style:font-name="Calibri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12" style:family="table-cell" style:parent-style-name="Excel_20_Built-in_20_Normal">
      <style:table-cell-properties fo:wrap-option="no-wrap" style:vertical-align="top"/>
      <style:text-properties style:font-name="Calibri" fo:font-size="11pt" style:font-size-asian="11pt" style:font-size-complex="11pt"/>
    </style:style>
    <style:style style:name="ce13" style:family="table-cell" style:parent-style-name="Excel_20_Built-in_20_Normal">
      <style:table-cell-properties fo:wrap-option="wrap" style:vertical-align="top"/>
      <style:text-properties style:font-name="Calibri" fo:font-size="11pt" style:font-size-asian="11pt" style:font-size-complex="11pt"/>
    </style:style>
    <style:style style:name="ce14" style:family="table-cell" style:parent-style-name="Excel_20_Built-in_20_Normal">
      <style:table-cell-properties fo:background-color="#bfbfb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Excel_20_Built-in_20_Normal">
      <style:table-cell-properties fo:background-color="#bfbfbf" style:diagonal-bl-tr="none" style:diagonal-tl-br="none" fo:wrap-option="wrap" fo:border="0.035cm solid #000000" style:rotation-align="none"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wrap-option="no-wrap" style:vertical-align="top"/>
      <style:text-properties style:font-name="Calibri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4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7"/>
        <table:table-column table:style-name="co4" table:default-cell-style-name="ce13"/>
        <table:table-column table:style-name="co5" table:default-cell-style-name="ce13"/>
        <table:table-column table:style-name="co7" table:default-cell-style-name="ce13"/>
        <table:table-column table:style-name="co8" table:default-cell-style-name="ce13"/>
        <table:table-column table:style-name="co6" table:number-columns-repeated="1018" table:default-cell-style-name="ce13"/>
        <table:table-row table:style-name="ro3">
          <table:table-cell table:style-name="ce1" office:value-type="string">
            <text:p>Testprotokoll</text:p>
          </table:table-cell>
          <table:table-cell table:style-name="ce6"/>
          <table:table-cell table:style-name="ce12" table:number-columns-repeated="4"/>
          <table:table-cell table:number-columns-repeated="1018"/>
        </table:table-row>
        <table:table-row table:style-name="ro2">
          <table:table-cell table:style-name="ce1" office:value-type="string">
            <text:p>auf Basis einer fachlichen Analyse</text:p>
          </table:table-cell>
          <table:table-cell table:style-name="ce6"/>
          <table:table-cell table:style-name="ce12"/>
          <table:table-cell table:style-name="ce12" office:value-type="string">
            <text:p><text:span text:style-name="T1">Testobjekt</text:span>: <text:s/>Auto-Quartett-Spiel</text:p>
          </table:table-cell>
          <table:table-cell table:style-name="ce16"/>
          <table:table-cell table:style-name="ce12"/>
          <table:table-cell table:number-columns-repeated="1018"/>
        </table:table-row>
        <table:table-row table:style-name="ro2">
          <table:table-cell table:style-name="ce1" office:value-type="string">
            <text:p>und einer Grenzwertanalyse</text:p>
          </table:table-cell>
          <table:table-cell table:style-name="ce6"/>
          <table:table-cell table:style-name="ce12"/>
          <table:table-cell table:style-name="ce12" office:value-type="string">
            <text:p><text:span text:style-name="T1">Tester</text:span>: <text:s/>Maja Blömer, Rajeethan Dhayaparan, Vitali Müller</text:p>
          </table:table-cell>
          <table:table-cell table:style-name="ce16" table:number-columns-repeated="2"/>
          <table:table-cell table:number-columns-repeated="1018"/>
        </table:table-row>
        <table:table-row table:style-name="ro2">
          <table:table-cell table:style-name="ce1"/>
          <table:table-cell table:style-name="ce6"/>
          <table:table-cell table:style-name="ce12"/>
          <table:table-cell table:style-name="ce12" office:value-type="string">
            <text:p><text:span text:style-name="T1">Datum</text:span>: <text:s/>12.06.2017</text:p>
          </table:table-cell>
          <table:table-cell table:style-name="ce16"/>
          <table:table-cell table:style-name="ce12"/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style-name="ce3" office:value-type="string">
            <text:p>Testfall Nr</text:p>
          </table:table-cell>
          <table:table-cell table:style-name="ce8" office:value-type="string">
            <text:p>Was soll geprüft werden</text:p>
            <text:p>(Kategorie)</text:p>
          </table:table-cell>
          <table:table-cell table:style-name="ce14" office:value-type="string">
            <text:p>Was soll geprüft werden</text:p>
            <text:p>(Detailbeschreibung)</text:p>
          </table:table-cell>
          <table:table-cell table:style-name="ce15" office:value-type="string">
            <text:p>Erwartetes Ergebnis</text:p>
          </table:table-cell>
          <table:table-cell table:style-name="ce15" office:value-type="string">
            <text:p>Tatsächliches Ergebnis</text:p>
          </table:table-cell>
          <table:table-cell table:style-name="ce14" office:value-type="string">
            <text:p>Status</text:p>
            <text:p>[offen, in Arbeit, erledigt, fehlerhaft]</text:p>
          </table:table-cell>
          <table:table-cell table:style-name="ce15" table:number-columns-repeated="1018"/>
        </table:table-row>
        <table:table-row table:style-name="ro5">
          <table:table-cell table:style-name="ce4" office:value-type="float" office:value="1">
            <text:p>1</text:p>
          </table:table-cell>
          <table:table-cell table:style-name="ce9" office:value-type="string">
            <text:p>Klick auf einen Vergleichsbutton (pro Button)</text:p>
          </table:table-cell>
          <table:table-cell office:value-type="string">
            <text:p>Wird der Vergleich korrekt durchgeführt, d.h. entspricht die verglichene Eigenschaft der ausgewählten Eigenschaft?</text:p>
          </table:table-cell>
          <table:table-cell office:value-type="string">
            <text:p>Der Wert, der per Button ausgewählt wurde, entspricht der Eigenschaft, die zu vergleichen beabsichtigt wurde.</text:p>
          </table:table-cell>
          <table:table-cell office:value-type="string">
            <text:p>Es wird der korrekte Wert verglichen.</text:p>
          </table:table-cell>
          <table:table-cell office:value-type="string">
            <text:p>erledigt</text:p>
          </table:table-cell>
          <table:table-cell table:number-columns-repeated="1018"/>
        </table:table-row>
        <table:table-row table:style-name="ro6">
          <table:table-cell table:style-name="ce4" office:value-type="float" office:value="2">
            <text:p>2</text:p>
          </table:table-cell>
          <table:table-cell table:style-name="ce10" office:value-type="string">
            <text:p>Pfeile auf Vergleichsbuttons</text:p>
          </table:table-cell>
          <table:table-cell table:style-name="ce7" office:value-type="string">
            <text:p>Entsprechen die Pfeile auf den Vergleichsbuttons der tatsächlichen Wertung?</text:p>
            <text:p>(↑: größerer Wert gewinnt; </text:p>
            <text:p>↓: kleinerer Wert gewinnt)</text:p>
          </table:table-cell>
          <table:table-cell table:number-columns-repeated="2"/>
          <table:table-cell office:value-type="string">
            <text:p>erledigt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2.1</text:p>
          </table:table-cell>
          <table:table-cell table:style-name="ce10"/>
          <table:table-cell table:style-name="ce7" office:value-type="string">
            <text:p>↑ auf dem Vergleichsbutton</text:p>
          </table:table-cell>
          <table:table-cell table:number-columns-repeated="2" office:value-type="string">
            <text:p>Größerer Wert gewinnt.</text:p>
          </table:table-cell>
          <table:table-cell office:value-type="string">
            <text:p>erledigt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2.2</text:p>
          </table:table-cell>
          <table:table-cell table:style-name="ce10"/>
          <table:table-cell table:style-name="ce7" office:value-type="string">
            <text:p>↓ auf dem Vergleichsbutton</text:p>
          </table:table-cell>
          <table:table-cell table:number-columns-repeated="2" office:value-type="string">
            <text:p>Kleinerer Wert gewinnt.</text:p>
          </table:table-cell>
          <table:table-cell office:value-type="string">
            <text:p>erledigt</text:p>
          </table:table-cell>
          <table:table-cell table:number-columns-repeated="1018"/>
        </table:table-row>
        <table:table-row table:style-name="ro7">
          <table:table-cell table:style-name="ce5" office:value-type="float" office:value="3">
            <text:p>3</text:p>
          </table:table-cell>
          <table:table-cell office:value-type="string">
            <text:p><text:span text:style-name="T1">Farbanzeige</text:span> (farbliche Hinterlegung des Eigenschaftswertes)</text:p>
          </table:table-cell>
          <table:table-cell office:value-type="string">
            <text:p>Bei unterschiedlichem Vergleichsergebnis wird der ausgewählte Eigenschaftswert je nach Vergleichsergebnis mit unterschiedlichen Farben unterlegt: Gewonnen 'grün', verloren 'rot' (entsprechend das Feld der anderen Karte in der jeweils anderen Farbe), Gleichstand 'blau' (beide Kartenwerte).</text:p>
          </table:table-cell>
          <table:table-cell table:number-columns-repeated="2"/>
          <table:table-cell office:value-type="string">
            <text:p>erledig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3.1</text:p>
          </table:table-cell>
          <table:table-cell table:style-name="ce11" office:value-type="string">
            <text:p>Gewinn</text:p>
          </table:table-cell>
          <table:table-cell office:value-type="string">
            <text:p>Eigener ausgewähter Eigenschaftswert ist höher als der Wert der Gegnerkarte (Gewinn).</text:p>
          </table:table-cell>
          <table:table-cell table:number-columns-repeated="2" office:value-type="string">
            <text:p>Eigener Wert 'grün' hinterlegt, Gegnerspielkartenwert 'rot'.</text:p>
          </table:table-cell>
          <table:table-cell office:value-type="string">
            <text:p>erledig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3.2</text:p>
          </table:table-cell>
          <table:table-cell table:style-name="ce11" office:value-type="string">
            <text:p>Verlust</text:p>
          </table:table-cell>
          <table:table-cell office:value-type="string">
            <text:p>Eigener ausgewähter Eigenschaftswert ist niedirger als der Wert der Gegnerkarte (Verlust).</text:p>
          </table:table-cell>
          <table:table-cell table:number-columns-repeated="2" office:value-type="string">
            <text:p>Eigener Wert 'rot' hinterlegt, Gegnerspielkartenwert 'grün'.</text:p>
          </table:table-cell>
          <table:table-cell office:value-type="string">
            <text:p>erledig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3.3</text:p>
          </table:table-cell>
          <table:table-cell table:style-name="ce11" office:value-type="string">
            <text:p>Gleichstand</text:p>
          </table:table-cell>
          <table:table-cell office:value-type="string">
            <text:p>Eigener ausgewähter Eigenschaftswert ist gleich dem Wert der Gegnerkarte (Gleichstand).</text:p>
          </table:table-cell>
          <table:table-cell table:number-columns-repeated="2" office:value-type="string">
            <text:p>Beide Werte sind 'blau' hinterlegt.</text:p>
          </table:table-cell>
          <table:table-cell office:value-type="string">
            <text:p>erledigt</text:p>
          </table:table-cell>
          <table:table-cell table:number-columns-repeated="1018"/>
        </table:table-row>
        <table:table-row table:style-name="ro8">
          <table:table-cell table:style-name="ce5" office:value-type="string">
            <text:p>4</text:p>
          </table:table-cell>
          <table:table-cell office:value-type="string">
            <text:p><text:span text:style-name="T1">Farbanzeige</text:span> (Umrandung der Karten)</text:p>
          </table:table-cell>
          <table:table-cell office:value-type="string">
            <text:p>Bei unterschiedlichem Vergleichsergebnis werden die Karten mit unterschiedlichen Farben umrandet: Gewonnen 'grün', verloren 'rot' (entsprechend das Feld der anderen Karte in der jeweils anderen Farbe), Gleichstand 'blau' (beide Kartenwerte).</text:p>
          </table:table-cell>
          <table:table-cell table:number-columns-repeated="2"/>
          <table:table-cell office:value-type="string">
            <text:p>erledig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4.1</text:p>
          </table:table-cell>
          <table:table-cell table:style-name="ce11" office:value-type="string">
            <text:p>Gewinn</text:p>
          </table:table-cell>
          <table:table-cell office:value-type="string">
            <text:p>Eigener ausgewähter Eigenschaftswert ist höher als der Wert der Gegnerkarte (Gewinn).</text:p>
          </table:table-cell>
          <table:table-cell table:number-columns-repeated="2" office:value-type="string">
            <text:p>Eigene Karte 'grün' hinterlegt, Gegnerspielkartenwert 'rot'.</text:p>
          </table:table-cell>
          <table:table-cell office:value-type="string">
            <text:p>erledig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4.2</text:p>
          </table:table-cell>
          <table:table-cell table:style-name="ce11" office:value-type="string">
            <text:p>Verlust</text:p>
          </table:table-cell>
          <table:table-cell office:value-type="string">
            <text:p>Eigener ausgewähter Eigenschaftswert ist niedirger als der Wert der Gegnerkarte (Verlust).</text:p>
          </table:table-cell>
          <table:table-cell table:number-columns-repeated="2" office:value-type="string">
            <text:p>Eigene Karte 'rot' hinterlegt, Gegnerspielkartenwert 'grün'.</text:p>
          </table:table-cell>
          <table:table-cell office:value-type="string">
            <text:p>erledig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4.3</text:p>
          </table:table-cell>
          <table:table-cell table:style-name="ce11" office:value-type="string">
            <text:p>Gleichstand</text:p>
          </table:table-cell>
          <table:table-cell office:value-type="string">
            <text:p>Eigener ausgewähter Eigenschaftswert ist gleich dem Wert der Gegnerkarte (Gleichstand).</text:p>
          </table:table-cell>
          <table:table-cell table:number-columns-repeated="2" office:value-type="string">
            <text:p>Beide Karten sind 'blau' hinterlegt.</text:p>
          </table:table-cell>
          <table:table-cell office:value-type="string">
            <text:p>erledigt</text:p>
          </table:table-cell>
          <table:table-cell table:number-columns-repeated="1018"/>
        </table:table-row>
        <table:table-row table:style-name="ro3" table:number-rows-repeated="35">
          <table:table-cell table:style-name="ce5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2" table:print="false">
        <office:forms form:automatic-focus="false" form:apply-design-mode="false"/>
        <table:table-column table:style-name="co6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3" table:style-name="ta3" table:print="false">
        <office:forms form:automatic-focus="false" form:apply-design-mode="false"/>
        <table:table-column table:style-name="co6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13.06.2017</text:date>, <text:time>11:30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date>2017-06-13T11:30:11.69</dc:date>
    <meta:editing-duration>PT1H32S</meta:editing-duration>
    <meta:editing-cycles>18</meta:editing-cycles>
    <meta:document-statistic meta:table-count="3" meta:cell-count="76" meta:object-count="0"/>
  </office:meta>
</office:document-meta>
</file>